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>
      <style:text-properties fo:color="#2cee0e" fo:font-weight="bold" style:font-weight-asian="bold" style:font-weight-complex="bold"/>
    </style:style>
    <style:style style:name="ce4" style:family="table-cell" style:parent-style-name="Default">
      <style:text-properties fo:color="#0369a3" fo:font-weight="bold" style:font-weight-asian="bold" style:font-weight-complex="bold"/>
    </style:style>
    <style:style style:name="ce5" style:family="table-cell" style:parent-style-name="Default">
      <style:text-properties fo:color="#8e03a3" fo:font-weight="bold" style:font-weight-asian="bold" style:font-weight-complex="bold"/>
    </style:style>
    <style:style style:name="ce6" style:family="table-cell" style:parent-style-name="Default">
      <style:text-properties fo:color="#00ffff" fo:font-weight="bold" style:font-weight-asian="bold" style:font-weight-complex="bold"/>
    </style:style>
    <style:style style:name="ce7" style:family="table-cell" style:parent-style-name="Default">
      <style:text-properties fo:color="#ffa500" fo:font-weight="bold" style:font-weight-asian="bold" style:font-weight-complex="bold"/>
    </style:style>
    <style:style style:name="ce8" style:family="table-cell" style:parent-style-name="Default">
      <style:text-properties fo:color="#ff00ff" fo:font-style="italic" style:font-style-asian="italic" style:font-style-complex="italic"/>
    </style:style>
    <style:style style:name="ce9" style:family="table-cell" style:parent-style-name="Default">
      <style:table-cell-properties fo:background-color="#fe7f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11" style:family="table-cell" style:parent-style-name="Default">
      <style:table-cell-properties fo:background-color="#00b4b4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b4b4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le_System_S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0</text:p>
          </table:table-cell>
          <table:table-cell office:value-type="float" office:value="849" calcext:value-type="float">
            <text:p>849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0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</text:p>
          </table:table-cell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7</text:p>
          </table:table-cell>
          <table:table-cell table:style-name="ce3" office:value-type="string" calcext:value-type="string">
            <text:p>s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31</text:p>
          </table:table-cell>
          <table:table-cell table:style-name="ce3" office:value-type="string" calcext:value-type="string">
            <text:p>s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8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1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32</text:p>
          </table:table-cell>
          <table:table-cell table:style-name="ce3" office:value-type="string" calcext:value-type="string">
            <text:p>s1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2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890</text:p>
          </table:table-cell>
          <table:table-cell table:style-name="ce3" office:value-type="string" calcext:value-type="string">
            <text:p>s1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1</text:p>
          </table:table-cell>
          <table:table-cell table:style-name="ce4" office:value-type="string" calcext:value-type="string">
            <text:p>s1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1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38</text:p>
          </table:table-cell>
          <table:table-cell table:style-name="ce4" office:value-type="string" calcext:value-type="string">
            <text:p>s1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930</text:p>
          </table:table-cell>
          <table:table-cell table:style-name="ce4" office:value-type="string" calcext:value-type="string">
            <text:p>s1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37</text:p>
          </table:table-cell>
          <table:table-cell table:style-name="ce4" office:value-type="string" calcext:value-type="string">
            <text:p>s1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942</text:p>
          </table:table-cell>
          <table:table-cell table:style-name="ce4" office:value-type="string" calcext:value-type="string">
            <text:p>s1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2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87</text:p>
          </table:table-cell>
          <table:table-cell table:style-name="ce4" office:value-type="string" calcext:value-type="string">
            <text:p>s2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21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30</text:p>
          </table:table-cell>
          <table:table-cell table:style-name="ce4" office:value-type="string" calcext:value-type="string">
            <text:p>s2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2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41</text:p>
          </table:table-cell>
          <table:table-cell table:style-name="ce4" office:value-type="string" calcext:value-type="string">
            <text:p>s2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24</text:p>
          </table:table-cell>
          <table:table-cell table:style-name="ce4" office:value-type="string" calcext:value-type="string">
            <text:p>s2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47</text:p>
          </table:table-cell>
          <table:table-cell table:style-name="ce4" office:value-type="string" calcext:value-type="string">
            <text:p>s2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2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2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29</text:p>
          </table:table-cell>
          <table:table-cell table:style-name="ce4" office:value-type="string" calcext:value-type="string">
            <text:p>s2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3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30</text:p>
          </table:table-cell>
          <table:table-cell table:style-name="ce4" office:value-type="string" calcext:value-type="string">
            <text:p>s3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31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2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941</text:p>
          </table:table-cell>
          <table:table-cell table:style-name="ce4" office:value-type="string" calcext:value-type="string">
            <text:p>s3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3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39</text:p>
          </table:table-cell>
          <table:table-cell table:style-name="ce4" office:value-type="string" calcext:value-type="string">
            <text:p>s3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42</text:p>
          </table:table-cell>
          <table:table-cell table:style-name="ce4" office:value-type="string" calcext:value-type="string">
            <text:p>s3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6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  <table:table-cell table:style-name="ce4" office:value-type="string" calcext:value-type="string">
            <text:p>s3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4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843</text:p>
          </table:table-cell>
          <table:table-cell table:style-name="ce4" office:value-type="string" calcext:value-type="string">
            <text:p>s4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41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30</text:p>
          </table:table-cell>
          <table:table-cell table:style-name="ce4"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2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822</text:p>
          </table:table-cell>
          <table:table-cell table:style-name="ce4"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941</text:p>
          </table:table-cell>
          <table:table-cell table:style-name="ce4"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5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939</text:p>
          </table:table-cell>
          <table:table-cell table:style-name="ce4"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51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853</text:p>
          </table:table-cell>
          <table:table-cell table:style-name="ce4"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2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40</text:p>
          </table:table-cell>
          <table:table-cell table:style-name="ce4"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3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4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34</text:p>
          </table:table-cell>
          <table:table-cell table:style-name="ce4"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5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6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34</text:p>
          </table:table-cell>
          <table:table-cell table:style-name="ce4"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7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8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41</text:p>
          </table:table-cell>
          <table:table-cell table:style-name="ce4"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9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60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887</text:p>
          </table:table-cell>
          <table:table-cell table:style-name="ce4"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61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884</text:p>
          </table:table-cell>
          <table:table-cell table:style-name="ce5"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934</text:p>
          </table:table-cell>
          <table:table-cell table:style-name="ce5"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4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5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34</text:p>
          </table:table-cell>
          <table:table-cell table:style-name="ce5" office:value-type="string" calcext:value-type="string">
            <text:p>s65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6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35</text:p>
          </table:table-cell>
          <table:table-cell table:style-name="ce5" office:value-type="string" calcext:value-type="string">
            <text:p>s6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7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41</text:p>
          </table:table-cell>
          <table:table-cell table:style-name="ce5" office:value-type="string" calcext:value-type="string">
            <text:p>s67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8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35</text:p>
          </table:table-cell>
          <table:table-cell table:style-name="ce5"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9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39</text:p>
          </table:table-cell>
          <table:table-cell table:style-name="ce5"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7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76</text:p>
          </table:table-cell>
          <table:table-cell table:style-name="ce5"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71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8</text:p>
          </table:table-cell>
          <table:table-cell table:style-name="ce5"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4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1</text:p>
          </table:table-cell>
          <table:table-cell table:style-name="ce5"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5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934</text:p>
          </table:table-cell>
          <table:table-cell table:style-name="ce5" office:value-type="string" calcext:value-type="string">
            <text:p>s75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6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7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77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8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9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00</text:p>
          </table:table-cell>
          <table:table-cell table:style-name="ce5" office:value-type="string" calcext:value-type="string">
            <text:p>s7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8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000</text:p>
          </table:table-cell>
          <table:table-cell table:style-name="ce5"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81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8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40</text:p>
          </table:table-cell>
          <table:table-cell table:style-name="ce5"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800</text:p>
          </table:table-cell>
          <table:table-cell table:style-name="ce5"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4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37</text:p>
          </table:table-cell>
          <table:table-cell table:style-name="ce6"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5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942</text:p>
          </table:table-cell>
          <table:table-cell table:style-name="ce6"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6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000</text:p>
          </table:table-cell>
          <table:table-cell table:style-name="ce6"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7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934</text:p>
          </table:table-cell>
          <table:table-cell table:style-name="ce6"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8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942</text:p>
          </table:table-cell>
          <table:table-cell table:style-name="ce6"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9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1</text:p>
          </table:table-cell>
          <table:table-cell table:style-name="ce6"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9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37</text:p>
          </table:table-cell>
          <table:table-cell table:style-name="ce7"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9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937</text:p>
          </table:table-cell>
          <table:table-cell table:style-name="ce7"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3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36</text:p>
          </table:table-cell>
          <table:table-cell table:style-name="ce7"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941</text:p>
          </table:table-cell>
          <table:table-cell table:style-name="ce7"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5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936</text:p>
          </table:table-cell>
          <table:table-cell table:style-name="ce7" office:value-type="string" calcext:value-type="string">
            <text:p>s95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6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4</text:p>
          </table:table-cell>
          <table:table-cell table:style-name="ce7" office:value-type="string" calcext:value-type="string">
            <text:p>s96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7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939</text:p>
          </table:table-cell>
          <table:table-cell table:style-name="ce7"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8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14</text:p>
          </table:table-cell>
          <table:table-cell table:style-name="ce7"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9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36</text:p>
          </table:table-cell>
          <table:table-cell table:style-name="ce7"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0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939</text:p>
          </table:table-cell>
          <table:table-cell table:style-name="ce7" office:value-type="string" calcext:value-type="string">
            <text:p>s10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0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801</text:p>
          </table:table-cell>
          <table:table-cell table:style-name="ce7"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936</text:p>
          </table:table-cell>
          <table:table-cell table:style-name="ce7"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3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38</text:p>
          </table:table-cell>
          <table:table-cell table:style-name="ce7"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5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908</text:p>
          </table:table-cell>
          <table:table-cell table:style-name="ce7"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6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7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12</text:p>
          </table:table-cell>
          <table:table-cell table:style-name="ce7"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8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9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3</text:p>
          </table:table-cell>
          <table:table-cell table:style-name="ce7" office:value-type="string" calcext:value-type="string">
            <text:p>s109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1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000</text:p>
          </table:table-cell>
          <table:table-cell table:style-name="ce8" office:value-type="string" calcext:value-type="string">
            <text:p>s11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11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003</text:p>
          </table:table-cell>
          <table:table-cell table:style-name="ce8" office:value-type="string" calcext:value-type="string">
            <text:p>s111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2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2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3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3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4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933</text:p>
          </table:table-cell>
          <table:table-cell table:style-name="ce7" office:value-type="string" calcext:value-type="string">
            <text:p>s114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5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936</text:p>
          </table:table-cell>
          <table:table-cell table:style-name="ce7" office:value-type="string" calcext:value-type="string">
            <text:p>s115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6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938</text:p>
          </table:table-cell>
          <table:table-cell table:style-name="ce7" office:value-type="string" calcext:value-type="string">
            <text:p>s116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7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918</text:p>
          </table:table-cell>
          <table:table-cell table:style-name="ce7" office:value-type="string" calcext:value-type="string">
            <text:p>s117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8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9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37</text:p>
          </table:table-cell>
          <table:table-cell table:style-name="ce7" office:value-type="string" calcext:value-type="string">
            <text:p>s119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20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8899</text:p>
          </table:table-cell>
          <table:table-cell table:style-name="ce7" office:value-type="string" calcext:value-type="string">
            <text:p>s12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21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000</text:p>
          </table:table-cell>
          <table:table-cell table:style-name="ce6" office:value-type="string" calcext:value-type="string">
            <text:p>s121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2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37</text:p>
          </table:table-cell>
          <table:table-cell table:style-name="ce6" office:value-type="string" calcext:value-type="string">
            <text:p>s122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3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933</text:p>
          </table:table-cell>
          <table:table-cell table:style-name="ce6" office:value-type="string" calcext:value-type="string">
            <text:p>s123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4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7941</text:p>
          </table:table-cell>
          <table:table-cell table:style-name="ce6" office:value-type="string" calcext:value-type="string">
            <text:p>s124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5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936</text:p>
          </table:table-cell>
          <table:table-cell table:style-name="ce6" office:value-type="string" calcext:value-type="string">
            <text:p>s125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6</text:p>
          </table:table-cell>
          <table:table-cell table:style-name="ce6"/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8000</text:p>
          </table:table-cell>
          <table:table-cell table:style-name="ce6" office:value-type="string" calcext:value-type="string">
            <text:p>s12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7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127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8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s128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s129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0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0</text:p>
          </table:table-cell>
          <table:table-cell office:value-type="string" calcext:value-type="string">
            <text:p>Variables del sistema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1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2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3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4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6000</text:p>
          </table:table-cell>
          <table:table-cell table:style-name="ce9"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-0001</text:p>
          </table:table-cell>
          <table:table-cell table:style-name="ce9" office:value-type="string" calcext:value-type="string">
            <text:p>c1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003</text:p>
          </table:table-cell>
          <table:table-cell table:style-name="ce9" office:value-type="string" calcext:value-type="string">
            <text:p>c11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2</text:p>
          </table:table-cell>
          <table:table-cell table:style-name="ce9" office:value-type="string" calcext:value-type="string">
            <text:p>c12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s143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144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998</text:p>
          </table:table-cell>
          <table:table-cell table:style-name="ce10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932</text:p>
          </table:table-cell>
          <table:table-cell table:style-name="ce10" office:value-type="string" calcext:value-type="string">
            <text:p>e1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945</text:p>
          </table:table-cell>
          <table:table-cell table:style-name="ce10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939</text:p>
          </table:table-cell>
          <table:table-cell table:style-name="ce10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00</text:p>
          </table:table-cell>
          <table:table-cell table:style-name="ce10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931</text:p>
          </table:table-cell>
          <table:table-cell table:style-name="ce10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000</text:p>
          </table:table-cell>
          <table:table-cell table:style-name="ce10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7000</text:p>
          </table:table-cell>
          <table:table-cell table:style-name="ce10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003</text:p>
          </table:table-cell>
          <table:table-cell table:style-name="ce10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8802</text:p>
          </table:table-cell>
          <table:table-cell table:style-name="ce10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s155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s156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style-name="ce11" office:value-type="string" calcext:value-type="string">
            <text:p>p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style-name="ce12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style-name="ce11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style-name="ce12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style-name="ce12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style-name="ce11" office:value-type="string" calcext:value-type="string">
            <text:p>p6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style-name="ce12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style-name="ce12" office:value-type="string" calcext:value-type="string">
            <text:p>p8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style-name="ce11" office:value-type="string" calcext:value-type="string">
            <text:p>p9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style-name="ce12" office:value-type="string" calcext:value-type="string">
            <text:p>p1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style-name="ce12" office:value-type="string" calcext:value-type="string">
            <text:p>p1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style-name="ce11" office:value-type="string" calcext:value-type="string">
            <text:p>p12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0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12" office:value-type="string" calcext:value-type="string">
            <text:p>p13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1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style-name="ce12" office:value-type="string" calcext:value-type="string">
            <text:p>p14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2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style-name="ce11" office:value-type="string" calcext:value-type="string">
            <text:p>p15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3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style-name="ce12" office:value-type="string" calcext:value-type="string">
            <text:p>p16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4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style-name="ce12" office:value-type="string" calcext:value-type="string">
            <text:p>p17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75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style-name="ce11" office:value-type="string" calcext:value-type="string">
            <text:p>p18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76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style-name="ce12" office:value-type="string" calcext:value-type="string">
            <text:p>p19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77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style-name="ce12" office:value-type="string" calcext:value-type="string">
            <text:p>p2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978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style-name="ce11" office:value-type="string" calcext:value-type="string">
            <text:p>p21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979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p22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980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style-name="ce12" office:value-type="string" calcext:value-type="string">
            <text:p>p23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981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style-name="ce11" office:value-type="string" calcext:value-type="string">
            <text:p>p24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982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style-name="ce12" office:value-type="string" calcext:value-type="string">
            <text:p>p25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983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style-name="ce12" office:value-type="string" calcext:value-type="string">
            <text:p>p26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984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style-name="ce11" office:value-type="string" calcext:value-type="string">
            <text:p>p27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985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style-name="ce12" office:value-type="string" calcext:value-type="string">
            <text:p>p28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986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style-name="ce12" office:value-type="string" calcext:value-type="string">
            <text:p>p29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987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988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s188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989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s189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990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s19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991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s191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992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s192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993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s193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994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s194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995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s195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996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s196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997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s197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998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s198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999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s199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s20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/>
          <table:table-cell table:number-columns-repeated="6"/>
        </table:table-row>
        <calcext:conditional-formats>
          <calcext:conditional-format calcext:target-range-address="File_System_SO.B1:File_System_SO.B461">
            <calcext:condition calcext:apply-style-name="Untitled1" calcext:value="contains-text(&quot;0998&quot;)" calcext:base-cell-address="File_System_SO.B1"/>
          </calcext:conditional-format>
        </calcext:conditional-formats>
      </table:table>
      <table:table table:name="Target" table:style-name="ta1">
        <table:table-column table:style-name="co3" table:default-cell-style-name="Default"/>
        <table:table-column table:style-name="co3" table:default-cell-style-name="ce1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8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9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9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8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8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9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8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9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9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9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8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9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9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9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8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94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9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9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9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9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9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9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9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8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3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9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9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9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9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9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88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93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79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9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3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0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693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9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9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5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693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8802</text:p>
          </table:table-cell>
        </table:table-row>
        <calcext:conditional-formats>
          <calcext:conditional-format calcext:target-range-address="Target.B5:Target.B304">
            <calcext:condition calcext:apply-style-name="Untitled1" calcext:value="contains-text(&quot;0998&quot;)" calcext:base-cell-address="Target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e9b91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6T22:25:04.063964783</dc:date>
    <meta:editing-duration>PT21H40M27S</meta:editing-duration>
    <meta:editing-cycles>5</meta:editing-cycles>
    <meta:generator>LibreOffice/6.4.7.2$Linux_X86_64 LibreOffice_project/40$Build-2</meta:generator>
    <meta:document-statistic meta:table-count="2" meta:cell-count="1627" meta:object-count="0"/>
  </office:meta>
</office:document-meta>
</file>